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9" style:family="paragraph" style:parent-style-name="Standard">
      <style:text-properties style:font-name="Liberation Mono" fo:font-size="12pt" fo:font-style="italic" officeooo:rsid="006157d0" officeooo:paragraph-rsid="006157d0" style:font-style-asian="italic" style:font-style-complex="italic"/>
    </style:style>
    <style:style style:name="P10" style:family="paragraph" style:parent-style-name="Standard">
      <style:text-properties officeooo:paragraph-rsid="00343602"/>
    </style:style>
    <style:style style:name="P11" style:family="paragraph" style:parent-style-name="Standard">
      <style:text-properties fo:font-size="24pt" style:text-underline-style="none" fo:font-weight="bold" officeooo:rsid="0005573d" officeooo:paragraph-rsid="0005573d" style:font-weight-asian="bold" style:font-weight-complex="bold"/>
    </style:style>
    <style:style style:name="P12" style:family="paragraph" style:parent-style-name="Standard">
      <style:text-properties officeooo:paragraph-rsid="0062c15d"/>
    </style:style>
    <style:style style:name="P13" style:family="paragraph" style:parent-style-name="Standard">
      <style:text-properties officeooo:paragraph-rsid="00638265"/>
    </style:style>
    <style:style style:name="P14" style:family="paragraph" style:parent-style-name="Standard">
      <style:text-properties officeooo:paragraph-rsid="0064aa5d"/>
    </style:style>
    <style:style style:name="P15" style:family="paragraph" style:parent-style-name="Standard">
      <style:text-properties officeooo:paragraph-rsid="0069501a"/>
    </style:style>
    <style:style style:name="P16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17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18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19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20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21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22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23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24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25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26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27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28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29" style:family="paragraph" style:parent-style-name="Standard">
      <style:paragraph-properties fo:margin-top="0in" fo:margin-bottom="0.1965in" loext:contextual-spacing="false"/>
      <style:text-properties officeooo:paragraph-rsid="0051ccc0"/>
    </style:style>
    <style:style style:name="P30" style:family="paragraph" style:parent-style-name="Standard">
      <style:paragraph-properties fo:margin-top="0in" fo:margin-bottom="0.1965in" loext:contextual-spacing="false"/>
      <style:text-properties officeooo:paragraph-rsid="00603f54"/>
    </style:style>
    <style:style style:name="P31" style:family="paragraph" style:parent-style-name="Preformatted_20_Text">
      <style:paragraph-properties fo:margin-top="0in" fo:margin-bottom="0.1965in" loext:contextual-spacing="false"/>
    </style:style>
    <style:style style:name="P32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33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34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35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36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37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38" style:family="paragraph" style:parent-style-name="Preformatted_20_Text">
      <style:paragraph-properties fo:margin-top="0in" fo:margin-bottom="0.1965in" loext:contextual-spacing="false"/>
      <style:text-properties officeooo:rsid="004608c0" officeooo:paragraph-rsid="004608c0"/>
    </style:style>
    <style:style style:name="P39" style:family="paragraph" style:parent-style-name="Preformatted_20_Text">
      <style:paragraph-properties fo:margin-top="0in" fo:margin-bottom="0.1965in" loext:contextual-spacing="false"/>
      <style:text-properties officeooo:paragraph-rsid="002a43d1"/>
    </style:style>
    <style:style style:name="P40" style:family="paragraph" style:parent-style-name="Preformatted_20_Text">
      <style:paragraph-properties fo:margin-top="0in" fo:margin-bottom="0.1965in" loext:contextual-spacing="false"/>
      <style:text-properties officeooo:paragraph-rsid="00551909"/>
    </style:style>
    <style:style style:name="P41" style:family="paragraph" style:parent-style-name="Preformatted_20_Text">
      <style:paragraph-properties fo:margin-top="0in" fo:margin-bottom="0.1965in" loext:contextual-spacing="false"/>
      <style:text-properties officeooo:paragraph-rsid="0056e92c"/>
    </style:style>
    <style:style style:name="P42" style:family="paragraph" style:parent-style-name="Preformatted_20_Text">
      <style:paragraph-properties fo:margin-top="0in" fo:margin-bottom="0.1965in" loext:contextual-spacing="false"/>
      <style:text-properties officeooo:paragraph-rsid="00580a18"/>
    </style:style>
    <style:style style:name="P43" style:family="paragraph" style:parent-style-name="Preformatted_20_Text">
      <style:paragraph-properties fo:margin-top="0in" fo:margin-bottom="0.1965in" loext:contextual-spacing="false"/>
      <style:text-properties officeooo:paragraph-rsid="005944ec"/>
    </style:style>
    <style:style style:name="P44" style:family="paragraph" style:parent-style-name="Preformatted_20_Text">
      <style:paragraph-properties fo:margin-top="0in" fo:margin-bottom="0.1965in" loext:contextual-spacing="false"/>
      <style:text-properties officeooo:paragraph-rsid="0059e10f"/>
    </style:style>
    <style:style style:name="P45" style:family="paragraph" style:parent-style-name="Preformatted_20_Text">
      <style:paragraph-properties fo:margin-top="0in" fo:margin-bottom="0.1965in" loext:contextual-spacing="false"/>
      <style:text-properties officeooo:paragraph-rsid="005b42ac"/>
    </style:style>
    <style:style style:name="P46" style:family="paragraph" style:parent-style-name="Text_20_body">
      <style:paragraph-properties fo:margin-top="0in" fo:margin-bottom="0.1965in" loext:contextual-spacing="false"/>
    </style:style>
    <style:style style:name="P47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48" style:family="paragraph" style:parent-style-name="Heading_20_2">
      <style:paragraph-properties fo:margin-top="0in" fo:margin-bottom="0.1965in" loext:contextual-spacing="false"/>
    </style:style>
    <style:style style:name="P49" style:family="paragraph" style:parent-style-name="Preformatted_20_Text">
      <style:text-properties officeooo:paragraph-rsid="00065c9f"/>
    </style:style>
    <style:style style:name="P50" style:family="paragraph" style:parent-style-name="Preformatted_20_Text">
      <style:text-properties officeooo:paragraph-rsid="002689ac"/>
    </style:style>
    <style:style style:name="P51" style:family="paragraph" style:parent-style-name="Text_20_body">
      <style:text-properties officeooo:paragraph-rsid="0069501a"/>
    </style:style>
    <style:style style:name="P52" style:family="paragraph" style:parent-style-name="Text_20_body">
      <style:text-properties officeooo:paragraph-rsid="006f2966"/>
    </style:style>
    <style:style style:name="P53" style:family="paragraph" style:parent-style-name="Text_20_body">
      <style:paragraph-properties fo:margin-top="0in" fo:margin-bottom="0in" loext:contextual-spacing="false"/>
    </style:style>
    <style:style style:name="P54" style:family="paragraph" style:parent-style-name="Text_20_body">
      <style:paragraph-properties fo:margin-top="0in" fo:margin-bottom="0in" loext:contextual-spacing="false"/>
      <style:text-properties fo:font-size="18pt"/>
    </style:style>
    <style:style style:name="P55" style:family="paragraph" style:parent-style-name="Heading_20_4">
      <style:paragraph-properties fo:margin-top="0in" fo:margin-bottom="0in" loext:contextual-spacing="false"/>
    </style:style>
    <style:style style:name="P56" style:family="paragraph" style:parent-style-name="Heading_20_2">
      <style:text-properties officeooo:paragraph-rsid="0069501a"/>
    </style:style>
    <style:style style:name="P57" style:family="paragraph" style:parent-style-name="Heading_20_4">
      <style:text-properties officeooo:paragraph-rsid="0069501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5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6" style:family="text">
      <style:text-properties fo:font-size="16pt" officeooo:rsid="00245221" fo:background-color="#ffff00" loext:char-shading-value="0" style:font-size-asian="10pt" style:font-size-complex="10pt"/>
    </style:style>
    <style:style style:name="T7" style:family="text">
      <style:text-properties fo:font-size="16pt" officeooo:rsid="002789fa" fo:background-color="#ffff00" loext:char-shading-value="0" style:font-size-asian="10pt" style:font-size-complex="10pt"/>
    </style:style>
    <style:style style:name="T8" style:family="text">
      <style:text-properties fo:font-size="16pt" style:text-underline-style="none" fo:font-weight="bold" officeooo:rsid="0005573d" style:font-size-asian="10pt" style:font-weight-asian="bold" style:font-size-complex="10pt" style:font-weight-complex="bold"/>
    </style:style>
    <style:style style:name="T9" style:family="text">
      <style:text-properties fo:font-size="16pt" style:text-underline-style="none" fo:font-weight="bold" officeooo:rsid="0069d17e" style:font-size-asian="10pt" style:font-weight-asian="bold" style:font-size-complex="10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05573d" style:font-size-asian="10pt" style:font-weight-asian="bold" style:font-size-complex="10pt" style:font-weight-complex="bold"/>
    </style:style>
    <style:style style:name="T11" style:family="text">
      <style:text-properties fo:color="#000000" fo:font-size="18pt" style:text-underline-style="none" officeooo:rsid="000b1358" fo:background-color="#ffffff" loext:char-shading-value="0"/>
    </style:style>
    <style:style style:name="T12" style:family="text">
      <style:text-properties fo:color="#000000" fo:font-size="18pt" style:text-underline-style="none" officeooo:rsid="0005573d" fo:background-color="#ffffff" loext:char-shading-value="0"/>
    </style:style>
    <style:style style:name="T13" style:family="text">
      <style:text-properties fo:color="#000000" fo:font-size="18pt" style:text-underline-style="none" officeooo:rsid="000eff87" fo:background-color="#ffffff" loext:char-shading-value="0"/>
    </style:style>
    <style:style style:name="T14" style:family="text">
      <style:text-properties fo:color="#000000" fo:font-size="18pt" style:text-underline-style="none" officeooo:rsid="000fac1c" fo:background-color="#ffffff" loext:char-shading-value="0"/>
    </style:style>
    <style:style style:name="T15" style:family="text">
      <style:text-properties fo:color="#000000" fo:font-size="18pt" style:text-underline-style="none" officeooo:rsid="0005573d" fo:background-color="#ffff00" loext:char-shading-value="0"/>
    </style:style>
    <style:style style:name="T16" style:family="text">
      <style:text-properties fo:color="#000000" fo:font-size="18pt" style:text-underline-style="none" officeooo:rsid="0051ccc0" fo:background-color="#ffff00" loext:char-shading-value="0"/>
    </style:style>
    <style:style style:name="T17" style:family="text">
      <style:text-properties fo:color="#000000" fo:font-size="18pt" style:text-underline-style="none" officeooo:rsid="000fac1c" fo:background-color="#ffff00" loext:char-shading-value="0"/>
    </style:style>
    <style:style style:name="T18" style:family="text">
      <style:text-properties fo:color="#000000" fo:font-size="16pt" fo:background-color="#ffffff" loext:char-shading-value="0"/>
    </style:style>
    <style:style style:name="T19" style:family="text">
      <style:text-properties fo:color="#000000" fo:font-size="16pt" style:text-underline-style="none" officeooo:rsid="0005573d" fo:background-color="#ffffff" loext:char-shading-value="0"/>
    </style:style>
    <style:style style:name="T20" style:family="text">
      <style:text-properties fo:color="#000000" fo:font-size="16pt" style:text-underline-style="none" officeooo:rsid="000932c5" fo:background-color="#ffffff" loext:char-shading-value="0"/>
    </style:style>
    <style:style style:name="T21" style:family="text">
      <style:text-properties fo:color="#000000" fo:font-size="16pt" style:text-underline-style="none" officeooo:rsid="000fac1c" fo:background-color="#ffffff" loext:char-shading-value="0"/>
    </style:style>
    <style:style style:name="T22" style:family="text">
      <style:text-properties fo:color="#000000" fo:font-size="16pt" style:text-underline-style="none" officeooo:rsid="001371ce" fo:background-color="#ffffff" loext:char-shading-value="0"/>
    </style:style>
    <style:style style:name="T23" style:family="text">
      <style:text-properties fo:color="#000000" fo:font-size="16pt" style:text-underline-style="none" officeooo:rsid="0013ffe1" fo:background-color="#ffffff" loext:char-shading-value="0"/>
    </style:style>
    <style:style style:name="T24" style:family="text">
      <style:text-properties fo:color="#000000" fo:font-size="16pt" style:text-underline-style="none" officeooo:rsid="0014dead" fo:background-color="#ffffff" loext:char-shading-value="0"/>
    </style:style>
    <style:style style:name="T25" style:family="text">
      <style:text-properties fo:color="#000000" fo:font-size="16pt" style:text-underline-style="none" officeooo:rsid="002a43d1" fo:background-color="#ffffff" loext:char-shading-value="0"/>
    </style:style>
    <style:style style:name="T26" style:family="text">
      <style:text-properties fo:color="#000000" fo:font-size="16pt" style:text-underline-style="none" officeooo:rsid="00603f54" fo:background-color="#ffffff" loext:char-shading-value="0"/>
    </style:style>
    <style:style style:name="T27" style:family="text">
      <style:text-properties fo:color="#000000" fo:font-size="16pt" style:text-underline-style="none" fo:font-weight="bold" officeooo:rsid="002a43d1" fo:background-color="#ffffff" loext:char-shading-value="0" style:font-size-asian="10pt" style:font-weight-asian="bold" style:font-size-complex="10pt" style:font-weight-complex="bold"/>
    </style:style>
    <style:style style:name="T28" style:family="text">
      <style:text-properties fo:color="#000000" fo:font-size="16pt" style:text-underline-style="none" fo:font-weight="bold" officeooo:rsid="00551909" fo:background-color="#ffffff" loext:char-shading-value="0" style:font-size-asian="10pt" style:font-weight-asian="bold" style:font-size-complex="10pt" style:font-weight-complex="bold"/>
    </style:style>
    <style:style style:name="T29" style:family="text">
      <style:text-properties fo:color="#000000" fo:font-size="16pt" fo:font-style="italic" style:text-underline-style="none" fo:font-weight="bold" officeooo:rsid="0055190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fo:color="#000000" fo:font-size="16pt" fo:font-style="normal" style:text-underline-style="none" fo:font-weight="bold" officeooo:rsid="00551909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31" style:family="text">
      <style:text-properties fo:color="#000000" fo:font-size="14pt" fo:background-color="#ffffff" loext:char-shading-value="0"/>
    </style:style>
    <style:style style:name="T32" style:family="text">
      <style:text-properties fo:color="#000000" fo:font-size="14pt" style:text-underline-style="none" officeooo:rsid="0005573d" fo:background-color="#ffffff" loext:char-shading-value="0"/>
    </style:style>
    <style:style style:name="T33" style:family="text">
      <style:text-properties fo:color="#000000" fo:font-size="12pt" fo:background-color="#ffffff" loext:char-shading-value="0"/>
    </style:style>
    <style:style style:name="T34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35" style:family="text">
      <style:text-properties fo:color="#000000" fo:font-size="26pt" style:text-underline-style="none" officeooo:rsid="002c4bf5" fo:background-color="#ffffff" loext:char-shading-value="0"/>
    </style:style>
    <style:style style:name="T36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37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38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39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40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41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42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43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44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45" style:family="text">
      <style:text-properties fo:color="#0000bb" fo:font-size="12pt" fo:background-color="#ffffff" loext:char-shading-value="0"/>
    </style:style>
    <style:style style:name="T46" style:family="text">
      <style:text-properties fo:color="#0000bb" fo:font-size="12pt" style:text-underline-style="none" fo:font-weight="bold" officeooo:rsid="0005573d" fo:background-color="#ffffff" loext:char-shading-value="0" style:font-weight-asian="bold" style:font-weight-complex="bold"/>
    </style:style>
    <style:style style:name="T47" style:family="text">
      <style:text-properties fo:color="#0000bb" fo:font-size="12pt" style:text-underline-style="none" fo:font-weight="bold" officeooo:rsid="0005573d" fo:background-color="#ffffff" loext:char-shading-value="0" style:font-size-asian="10pt" style:font-weight-asian="bold" style:font-size-complex="10pt" style:font-weight-complex="bold"/>
    </style:style>
    <style:style style:name="T48" style:family="text">
      <style:text-properties fo:color="#0000bb" fo:font-size="12pt" fo:font-style="italic" style:text-underline-style="none" fo:font-weight="bold" officeooo:rsid="0005573d" fo:background-color="#ffffff" loext:char-shading-value="0" style:font-style-asian="italic" style:font-weight-asian="bold" style:font-style-complex="italic" style:font-weight-complex="bold"/>
    </style:style>
    <style:style style:name="T49" style:family="text">
      <style:text-properties fo:color="#0000bb" fo:font-size="12pt" fo:font-style="italic" style:text-underline-style="none" fo:font-weight="bold" officeooo:rsid="0005573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50" style:family="text">
      <style:text-properties fo:color="#0000bb" fo:font-size="12pt" fo:font-style="italic" style:text-underline-style="none" fo:font-weight="bold" officeooo:rsid="00580a1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51" style:family="text">
      <style:text-properties fo:color="#0000bb" fo:font-size="12pt" fo:font-style="italic" style:text-underline-style="none" fo:font-weight="bold" officeooo:rsid="0059e10f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52" style:family="text">
      <style:text-properties fo:color="#0000bb" fo:font-size="12pt" fo:font-style="normal" style:text-underline-style="none" fo:font-weight="bold" officeooo:rsid="0005573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53" style:family="text">
      <style:text-properties fo:color="#0000bb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54" style:family="text">
      <style:text-properties fo:color="#007700" fo:font-size="12pt" fo:background-color="#ffffff" loext:char-shading-value="0"/>
    </style:style>
    <style:style style:name="T55" style:family="text">
      <style:text-properties fo:color="#0077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56" style:family="text">
      <style:text-properties fo:color="#dd0000" fo:font-size="12pt" fo:background-color="#ffffff" loext:char-shading-value="0"/>
    </style:style>
    <style:style style:name="T57" style:family="text">
      <style:text-properties fo:color="#dd0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58" style:family="text">
      <style:text-properties fo:color="#ff8000" fo:font-size="12pt" fo:background-color="#ffffff" loext:char-shading-value="0"/>
    </style:style>
    <style:style style:name="T59" style:family="text">
      <style:text-properties fo:color="#ff8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60" style:family="text">
      <style:text-properties fo:color="#800000" fo:font-size="16pt" fo:background-color="#ffff00" loext:char-shading-value="0"/>
    </style:style>
    <style:style style:name="T61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style:font-name="Liberation Mono" fo:font-style="italic" officeooo:rsid="002689ac" style:font-style-asian="italic" style:font-style-complex="italic"/>
    </style:style>
    <style:style style:name="T63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64" style:family="text">
      <style:text-properties style:font-name="Liberation Mono" fo:font-size="16pt" fo:font-style="normal" style:text-underline-style="solid" style:text-underline-width="auto" style:text-underline-color="font-color" officeooo:rsid="0069501a" fo:background-color="#ffffff" loext:char-shading-value="0" style:font-size-asian="12pt" style:font-style-asian="normal" style:font-size-complex="12pt" style:font-style-complex="normal"/>
    </style:style>
    <style:style style:name="T65" style:family="text">
      <style:text-properties style:font-name="Liberation Mono" fo:font-size="16pt" fo:font-style="normal" style:text-underline-style="solid" style:text-underline-width="auto" style:text-underline-color="font-color" officeooo:rsid="006e2f39" fo:background-color="#ffffff" loext:char-shading-value="0" style:font-size-asian="12pt" style:font-style-asian="normal" style:font-size-complex="12pt" style:font-style-complex="normal"/>
    </style:style>
    <style:style style:name="T66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67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68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69" style:family="text">
      <style:text-properties style:font-name="Liberation Mono" fo:font-size="12pt" fo:font-style="italic" fo:background-color="#ffffff" loext:char-shading-value="0" style:font-style-asian="italic" style:font-style-complex="italic"/>
    </style:style>
    <style:style style:name="T70" style:family="text">
      <style:text-properties style:font-name="Liberation Mono" fo:font-size="12pt" fo:font-style="italic" officeooo:rsid="0062c15d" fo:background-color="#ffffff" loext:char-shading-value="0" style:font-style-asian="italic" style:font-style-complex="italic"/>
    </style:style>
    <style:style style:name="T71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72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73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74" style:family="text">
      <style:text-properties style:font-name="Liberation Mono" fo:font-size="20pt" fo:font-style="normal" style:text-underline-style="solid" style:text-underline-width="auto" style:text-underline-color="font-color" officeooo:rsid="0069d17e" fo:background-color="#ffffff" loext:char-shading-value="0" style:font-style-asian="normal" style:font-style-complex="normal"/>
    </style:style>
    <style:style style:name="T75" style:family="text">
      <style:text-properties style:font-name="Liberation Mono" fo:font-size="20pt" fo:font-style="normal" style:text-underline-style="solid" style:text-underline-width="auto" style:text-underline-color="font-color" officeooo:rsid="006e2f39" fo:background-color="#ffffff" loext:char-shading-value="0" style:font-style-asian="normal" style:font-style-complex="normal"/>
    </style:style>
    <style:style style:name="T76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77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78" style:family="text">
      <style:text-properties style:font-name="Liberation Mono" fo:font-size="14pt" fo:font-style="italic" officeooo:rsid="0062c15d" fo:background-color="#ffffff" loext:char-shading-value="0" style:font-style-asian="italic" style:font-style-complex="italic"/>
    </style:style>
    <style:style style:name="T79" style:family="text">
      <style:text-properties style:font-name="Liberation Mono" fo:font-size="14pt" fo:font-style="italic" officeooo:rsid="00638265" fo:background-color="#ffffff" loext:char-shading-value="0" style:font-style-asian="italic" style:font-style-complex="italic"/>
    </style:style>
    <style:style style:name="T80" style:family="text">
      <style:text-properties style:font-name="Liberation Mono" fo:font-size="14pt" fo:font-style="normal" officeooo:rsid="0064aa5d" fo:background-color="#ffffff" loext:char-shading-value="0" style:font-style-asian="normal" style:font-style-complex="normal"/>
    </style:style>
    <style:style style:name="T81" style:family="text">
      <style:text-properties style:font-name="Liberation Mono" fo:font-size="14pt" fo:font-style="normal" officeooo:rsid="0062c15d" fo:background-color="#ffffff" loext:char-shading-value="0" style:font-style-asian="normal" style:font-style-complex="normal"/>
    </style:style>
    <style:style style:name="T82" style:family="text">
      <style:text-properties style:font-name="Liberation Mono" fo:font-size="10pt" fo:font-style="normal" style:text-underline-style="solid" style:text-underline-width="auto" style:text-underline-color="font-color" officeooo:rsid="006f2966" fo:background-color="#ffffff" loext:char-shading-value="0" style:font-style-asian="normal" style:font-style-complex="normal"/>
    </style:style>
    <style:style style:name="T83" style:family="text">
      <style:text-properties style:font-name="Abyssinica SIL" fo:font-size="16pt" officeooo:rsid="0025fb59" style:font-size-asian="10pt" style:font-size-complex="10pt"/>
    </style:style>
    <style:style style:name="T84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85" style:family="text">
      <style:text-properties style:font-name="Abyssinica SIL" fo:font-size="12pt" fo:font-style="italic" officeooo:rsid="00343602" style:font-style-asian="italic" style:font-style-complex="italic"/>
    </style:style>
    <style:style style:name="T86" style:family="text">
      <style:text-properties style:font-name="Abyssinica SIL" fo:font-size="12pt" fo:font-style="italic" officeooo:rsid="0064aa5d" fo:background-color="#ffffff" loext:char-shading-value="0" style:font-style-asian="italic" style:font-style-complex="italic"/>
    </style:style>
    <style:style style:name="T87" style:family="text">
      <style:text-properties fo:font-size="14pt" fo:font-style="italic" fo:background-color="#ffff00" loext:char-shading-value="0" style:font-style-asian="italic" style:font-style-complex="italic"/>
    </style:style>
    <style:style style:name="T88" style:family="text">
      <style:text-properties fo:font-size="12pt" fo:font-style="italic" fo:background-color="#ffff00" loext:char-shading-value="0" style:font-style-asian="italic" style:font-style-complex="italic"/>
    </style:style>
    <style:style style:name="T89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90" style:family="text">
      <style:text-properties fo:font-size="12pt" style:text-underline-style="none" fo:font-weight="bold" officeooo:rsid="0005573d" style:font-size-asian="10pt" style:font-weight-asian="bold" style:font-size-complex="10pt" style:font-weight-complex="bold"/>
    </style:style>
    <style:style style:name="T91" style:family="text">
      <style:text-properties fo:font-size="12pt" style:font-size-asian="10pt" style:font-size-complex="10pt"/>
    </style:style>
    <style:style style:name="T92" style:family="text">
      <style:text-properties fo:font-size="12pt" fo:font-style="normal" style:text-underline-style="none" fo:font-weight="bold" officeooo:rsid="0005573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93" style:family="text">
      <style:text-properties officeooo:rsid="00672465"/>
    </style:style>
    <style:style style:name="T94" style:family="text">
      <style:text-properties fo:font-style="normal" style:text-underline-style="none" fo:font-weight="bold" officeooo:rsid="0005573d" fo:background-color="#ffffff" loext:char-shading-value="0" style:font-style-asian="normal" style:font-weight-asian="bold" style:font-style-complex="normal" style:font-weight-complex="bold"/>
    </style:style>
    <style:style style:name="T95" style:family="text">
      <style:text-properties fo:font-size="10pt" style:text-underline-style="none" fo:font-weight="bold" officeooo:rsid="0005573d" style:font-size-asian="10pt" style:font-weight-asian="bold" style:font-size-complex="10pt" style:font-weight-complex="bold"/>
    </style:style>
    <style:style style:name="T96" style:family="text">
      <style:text-properties fo:font-size="10pt" fo:font-style="normal" style:text-underline-style="none" fo:font-weight="bold" officeooo:rsid="0005573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97" style:family="text">
      <style:text-properties style:text-underline-style="none" fo:font-weight="bold" officeooo:rsid="0005573d" style:font-weight-asian="bold" style:font-weight-complex="bold"/>
    </style:style>
    <style:style style:name="T98" style:family="text">
      <style:text-properties officeooo:rsid="007157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11"><text:s text:c="27"/><text:span text:style-name="T2"><text:s/>String function:</text:span></text:p>
      <text:p text:style-name="P1"/>
      <text:p text:style-name="P1"><text:span text:style-name="Strong_20_Emphasis"><text:span text:style-name="T3">Example #1 strstr() </text:span></text:span></text:p>
      <text:p text:style-name="P1"><text:span text:style-name="Strong_20_Emphasis"><text:span text:style-name="T3"/></text:span></text:p>
      <text:p text:style-name="P2"><text:span text:style-name="Source_20_Text"><text:span text:style-name="T45">&lt;?php<text:line-break/></text:span></text:span><text:span text:style-name="Source_20_Text"><text:span text:style-name="T53">$email  </text:span></text:span><text:span text:style-name="Source_20_Text"><text:span text:style-name="T55">= </text:span></text:span><text:span text:style-name="Source_20_Text"><text:span text:style-name="T57">'name@example.com'</text:span></text:span><text:span text:style-name="Source_20_Text"><text:span text:style-name="T55">;<text:line-break/></text:span></text:span><text:span text:style-name="Source_20_Text"><text:span text:style-name="T53">$domain </text:span></text:span><text:span text:style-name="Source_20_Text"><text:span text:style-name="T55">= </text:span></text:span><text:span text:style-name="Source_20_Text"><text:span text:style-name="T53">strstr</text:span></text:span><text:span text:style-name="Source_20_Text"><text:span text:style-name="T55">(</text:span></text:span><text:span text:style-name="Source_20_Text"><text:span text:style-name="T53">$email</text:span></text:span><text:span text:style-name="Source_20_Text"><text:span text:style-name="T55">, </text:span></text:span><text:span text:style-name="Source_20_Text"><text:span text:style-name="T57">'@'</text:span></text:span><text:span text:style-name="Source_20_Text"><text:span text:style-name="T55">);<text:line-break/>echo </text:span></text:span><text:span text:style-name="Source_20_Text"><text:span text:style-name="T53">$domain</text:span></text:span><text:span text:style-name="Source_20_Text"><text:span text:style-name="T55">; </text:span></text:span><text:span text:style-name="Source_20_Text"><text:span text:style-name="T59">// prints @example.com<text:line-break/><text:line-break/></text:span></text:span><text:span text:style-name="Source_20_Text"><text:span text:style-name="T53">$user </text:span></text:span><text:span text:style-name="Source_20_Text"><text:span text:style-name="T55">= </text:span></text:span><text:span text:style-name="Source_20_Text"><text:span text:style-name="T53">strstr</text:span></text:span><text:span text:style-name="Source_20_Text"><text:span text:style-name="T55">(</text:span></text:span><text:span text:style-name="Source_20_Text"><text:span text:style-name="T53">$email</text:span></text:span><text:span text:style-name="Source_20_Text"><text:span text:style-name="T55">, </text:span></text:span><text:span text:style-name="Source_20_Text"><text:span text:style-name="T57">'@'</text:span></text:span><text:span text:style-name="Source_20_Text"><text:span text:style-name="T55">, </text:span></text:span><text:span text:style-name="Source_20_Text"><text:span text:style-name="T53">true</text:span></text:span><text:span text:style-name="Source_20_Text"><text:span text:style-name="T55">); </text:span></text:span><text:span text:style-name="Source_20_Text"><text:span text:style-name="T59">// As of PHP 5.3.0<text:line-break/></text:span></text:span><text:span text:style-name="Source_20_Text"><text:span text:style-name="T55">echo </text:span></text:span><text:span text:style-name="Source_20_Text"><text:span text:style-name="T53">$user</text:span></text:span><text:span text:style-name="Source_20_Text"><text:span text:style-name="T55">; </text:span></text:span><text:span text:style-name="Source_20_Text"><text:span text:style-name="T59">// prints name</text:span></text:span><text:span text:style-name="Source_20_Text"><text:span text:style-name="T58"><text:line-break/></text:span></text:span><text:span text:style-name="Source_20_Text"><text:span text:style-name="T45">?&gt;</text:span></text:span></text:p>
      <text:p text:style-name="P2"><text:span text:style-name="Source_20_Text"><text:span text:style-name="T45"/></text:span></text:p>
      <text:p text:style-name="P6"><text:span text:style-name="Strong_20_Emphasis"><text:span text:style-name="T32">Example #</text:span></text:span><text:span text:style-name="Strong_20_Emphasis"><text:span text:style-name="T11">2</text:span></text:span><text:span text:style-name="Strong_20_Emphasis"><text:span text:style-name="T32"> </text:span></text:span><text:span text:style-name="Strong_20_Emphasis"><text:span text:style-name="T12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31"> - Case-insensitive strstr</text:span></text:span></text:p>
      <text:p text:style-name="P6"><text:span text:style-name="Source_20_Text"><text:span text:style-name="T45">&lt;?php<text:line-break/>  $email </text:span></text:span><text:span text:style-name="Source_20_Text"><text:span text:style-name="T54">= </text:span></text:span><text:span text:style-name="Source_20_Text"><text:span text:style-name="T56">'USER@EXAMPLE.com'</text:span></text:span><text:span text:style-name="Source_20_Text"><text:span text:style-name="T54">;<text:line-break/>  echo </text:span></text:span><text:span text:style-name="Source_20_Text"><text:span text:style-name="T45">stristr</text:span></text:span><text:span text:style-name="Source_20_Text"><text:span text:style-name="T54">(</text:span></text:span><text:span text:style-name="Source_20_Text"><text:span text:style-name="T45">$email</text:span></text:span><text:span text:style-name="Source_20_Text"><text:span text:style-name="T54">, </text:span></text:span><text:span text:style-name="Source_20_Text"><text:span text:style-name="T56">'e'</text:span></text:span><text:span text:style-name="Source_20_Text"><text:span text:style-name="T54">); </text:span></text:span><text:span text:style-name="Source_20_Text"><text:span text:style-name="T58">// outputs ER@EXAMPLE.com<text:line-break/>  </text:span></text:span><text:span text:style-name="Source_20_Text"><text:span text:style-name="T54">echo </text:span></text:span><text:span text:style-name="Source_20_Text"><text:span text:style-name="T45">stristr</text:span></text:span><text:span text:style-name="Source_20_Text"><text:span text:style-name="T54">(</text:span></text:span><text:span text:style-name="Source_20_Text"><text:span text:style-name="T45">$email</text:span></text:span><text:span text:style-name="Source_20_Text"><text:span text:style-name="T54">, </text:span></text:span><text:span text:style-name="Source_20_Text"><text:span text:style-name="T56">'e'</text:span></text:span><text:span text:style-name="Source_20_Text"><text:span text:style-name="T54">, </text:span></text:span><text:span text:style-name="Source_20_Text"><text:span text:style-name="T45">true</text:span></text:span><text:span text:style-name="Source_20_Text"><text:span text:style-name="T54">); </text:span></text:span><text:span text:style-name="Source_20_Text"><text:span text:style-name="T58">// As of PHP 5.3.0, outputs US<text:line-break/></text:span></text:span><text:span text:style-name="Source_20_Text"><text:span text:style-name="T45">?&gt;</text:span></text:span><text:span text:style-name="Source_20_Text"><text:span text:style-name="T33"> </text:span></text:span></text:p>
      <text:p text:style-name="P6"><text:span text:style-name="Source_20_Text"><text:span text:style-name="T31"/></text:span></text:p>
      <text:p text:style-name="P1"><text:span text:style-name="Source_20_Text"><text:span text:style-name="T33"/></text:span></text:p>
      <text:p text:style-name="P5"><text:span text:style-name="Strong_20_Emphasis"><text:span text:style-name="T19">Example #</text:span></text:span><text:span text:style-name="Strong_20_Emphasis"><text:span text:style-name="T20">3</text:span></text:span><text:span text:style-name="Strong_20_Emphasis"><text:span text:style-name="T19"> </text:span></text:span><text:span text:style-name="Strong_20_Emphasis"><text:span text:style-name="T18">strpos(string,find,start),stripos() </text:span></text:span></text:p>
      <text:p text:style-name="P49"><text:span text:style-name="Strong_20_Emphasis"><text:span text:style-name="T60">strpos(original_str, search_str, start_pos)</text:span></text:span></text:p>
      <text:p text:style-name="P5"><text:span text:style-name="Strong_20_Emphasis"><text:span text:style-name="T18"/></text:span></text:p>
      <text:p text:style-name="P49"><text:span text:style-name="Source_20_Text"><text:span text:style-name="T46">&lt;?php</text:span></text:span></text:p>
      <text:p text:style-name="Preformatted_20_Text"><text:span text:style-name="Source_20_Text"><text:span text:style-name="T46"><text:s text:c="3"/>echo strpos("Tutorials point simply easy learning !","easy");</text:span></text:span></text:p>
      <text:p text:style-name="P31"><text:span text:style-name="Source_20_Text"><text:span text:style-name="T46">?&gt;</text:span></text:span></text:p>
      <text:p text:style-name="P33">ans : 36</text:p>
      <text:p text:style-name="P32"><text:tab/><text:span text:style-name="Source_20_Text"><text:span text:style-name="T47">echo " string position.................... &lt;br&gt;"</text:span></text:span></text:p>
      <text:p text:style-name="P32"><text:span text:style-name="Source_20_Text"><text:span text:style-name="T47">$str = "ignore everything except this (text)";</text:span></text:span></text:p>
      <text:p text:style-name="P32"><text:span text:style-name="Source_20_Text"><text:span text:style-name="T47">$start <text:s/>= strpos($str, '('); and : 30</text:span></text:span></text:p>
      <text:p text:style-name="P32"><text:span text:style-name="Source_20_Text"><text:span text:style-name="T47">$end <text:s text:c="3"/>= strpos($str, ')', $start + 1);</text:span></text:span></text:p>
      <text:p text:style-name="P38"><text:span text:style-name="Source_20_Text"><text:span text:style-name="T47">$length = $end - $start;</text:span></text:span></text:p>
      <text:p text:style-name="P38"><text:span text:style-name="Source_20_Text"><text:span text:style-name="T47">$result = substr($str, $start + 1, $length - 1);</text:span></text:span></text:p>
      <text:p text:style-name="P38"><text:soft-page-break/>echo $result;</text:p>
      <text:p text:style-name="P32">echo $end;</text:p>
      <text:p text:style-name="P34">example:</text:p>
      <text:p text:style-name="P19"><text:span text:style-name="Source_20_Text">&lt;?p</text:span><text:span text:style-name="Source_20_Text"><text:span text:style-name="T61">hp </text:span></text:span></text:p>
      <text:p text:style-name="Standard"><text:span text:style-name="Source_20_Text"><text:span text:style-name="T61"> </text:span></text:span><text:span text:style-name="T61"> </text:span></text:p>
      <text:p text:style-name="Standard"><text:span text:style-name="Source_20_Text"><text:span text:style-name="T48">// PHP code to search for a specific string's position </text:span></text:span></text:p>
      <text:p text:style-name="Standard"><text:span text:style-name="Source_20_Text"><text:span text:style-name="T48">// first occurrence using strpos() case-sensitive function </text:span></text:span></text:p>
      <text:p text:style-name="Standard"><text:span text:style-name="Source_20_Text"><text:span text:style-name="T48">function Search($search, $string){ </text:span></text:span></text:p>
      <text:p text:style-name="Standard"><text:span text:style-name="Source_20_Text"><text:span text:style-name="T48">    $position = strpos($string, $search, 5);   </text:span></text:span></text:p>
      <text:p text:style-name="Standard"><text:span text:style-name="Source_20_Text"><text:span text:style-name="T48">    if ($position == true){ </text:span></text:span></text:p>
      <text:p text:style-name="Standard"><text:span text:style-name="Source_20_Text"><text:span text:style-name="T48">        return "Found at position: " . $position; </text:span></text:span></text:p>
      <text:p text:style-name="Standard"><text:span text:style-name="Source_20_Text"><text:span text:style-name="T48">    } </text:span></text:span></text:p>
      <text:p text:style-name="Standard"><text:span text:style-name="Source_20_Text"><text:span text:style-name="T48">    else{ </text:span></text:span></text:p>
      <text:p text:style-name="Standard"><text:span text:style-name="Source_20_Text"><text:span text:style-name="T48">        return "Not Found"; </text:span></text:span></text:p>
      <text:p text:style-name="Standard"><text:span text:style-name="Source_20_Text"><text:span text:style-name="T48">    } </text:span></text:span></text:p>
      <text:p text:style-name="Standard"><text:span text:style-name="Source_20_Text"><text:span text:style-name="T48">} </text:span></text:span></text:p>
      <text:p text:style-name="Standard"><text:span text:style-name="Source_20_Text"><text:span text:style-name="T61"> </text:span></text:span><text:span text:style-name="T61"> </text:span></text:p>
      <text:p text:style-name="Standard"><text:span text:style-name="Source_20_Text"><text:span text:style-name="T48">// Driver Code </text:span></text:span></text:p>
      <text:p text:style-name="Standard"><text:span text:style-name="Source_20_Text"><text:span text:style-name="T48">$string = "Welcome to GeeksforGeeks"; </text:span></text:span></text:p>
      <text:p text:style-name="Standard"><text:span text:style-name="Source_20_Text"><text:span text:style-name="T48">$search = "Geeks"; </text:span></text:span></text:p>
      <text:p text:style-name="Standard"><text:span text:style-name="Source_20_Text"><text:span text:style-name="T48">echo Search($search, $string); </text:span></text:span></text:p>
      <text:p text:style-name="Standard"><text:span text:style-name="Source_20_Text"><text:span text:style-name="T48">?&gt; </text:span></text:span></text:p>
      <text:p text:style-name="P31"><text:span text:style-name="Source_20_Text">Found at position 11</text:span></text:p>
      <text:p text:style-name="P37"><text:span text:style-name="Strong_20_Emphasis"><text:span text:style-name="T6">stripos() in PHP</text:span></text:span><text:span text:style-name="Strong_20_Emphasis"><text:span text:style-name="T7">(case-insensitive)</text:span></text:span><text:span text:style-name="Strong_20_Emphasis"><text:span text:style-name="T6">:</text:span></text:span></text:p>
      <text:p text:style-name="P36"><text:span text:style-name="Strong_20_Emphasis"><text:span text:style-name="T83">syntex:</text:span></text:span></text:p>
      <text:p text:style-name="P35"><text:span text:style-name="Strong_20_Emphasis"><text:span text:style-name="T84">stripos(original_str, </text:span></text:span><text:span text:style-name="Strong_20_Emphasis"><text:span text:style-name="T4">search_str, start_pos)</text:span></text:span></text:p>
      <text:p text:style-name="P36"><text:span text:style-name="Strong_20_Emphasis"><text:span text:style-name="T5">example:</text:span></text:span></text:p>
      <text:p text:style-name="P20"><text:span text:style-name="Source_20_Text"><text:span text:style-name="T49">&lt;?php </text:span></text:span></text:p>
      <text:p text:style-name="Standard"><text:span text:style-name="Source_20_Text"><text:span text:style-name="T48">// first occurrence using stripos() case-insensitive function </text:span></text:span></text:p>
      <text:p text:style-name="Standard"><text:span text:style-name="Source_20_Text"><text:span text:style-name="T48">function Search($search, $string){ </text:span></text:span></text:p>
      <text:p text:style-name="Standard"><text:span text:style-name="Source_20_Text"><text:span text:style-name="T48">    $position = stripos($string, $search, 5);   </text:span></text:span></text:p>
      <text:p text:style-name="Standard"><text:span text:style-name="Source_20_Text"><text:span text:style-name="T48">    if ($position == true){ </text:span></text:span></text:p>
      <text:p text:style-name="Standard"><text:span text:style-name="Source_20_Text"><text:span text:style-name="T48">        return "Found at posiion " . $position; </text:span></text:span></text:p>
      <text:p text:style-name="Standard"><text:span text:style-name="Source_20_Text"><text:span text:style-name="T48">    } </text:span></text:span></text:p>
      <text:p text:style-name="Standard"><text:span text:style-name="Source_20_Text"><text:span text:style-name="T48">    else{ </text:span></text:span></text:p>
      <text:p text:style-name="Standard"><text:span text:style-name="Source_20_Text"><text:span text:style-name="T48">        return "Not Found"; </text:span></text:span></text:p>
      <text:p text:style-name="Standard"><text:soft-page-break/><text:span text:style-name="Source_20_Text"><text:span text:style-name="T48">    } </text:span></text:span></text:p>
      <text:p text:style-name="Standard"><text:span text:style-name="Source_20_Text"><text:span text:style-name="T48">} </text:span></text:span></text:p>
      <text:p text:style-name="Standard"><text:span text:style-name="Source_20_Text"><text:span text:style-name="T48">  </text:span></text:span></text:p>
      <text:p text:style-name="Standard"><text:span text:style-name="Source_20_Text"><text:span text:style-name="T48">// Driver Code </text:span></text:span></text:p>
      <text:p text:style-name="Standard"><text:span text:style-name="Source_20_Text"><text:span text:style-name="T48">$string = "Welcome to GeeksforGeeks"; </text:span></text:span></text:p>
      <text:p text:style-name="Standard"><text:span text:style-name="Source_20_Text"><text:span text:style-name="T48">$search = "geeks"; </text:span></text:span></text:p>
      <text:p text:style-name="Standard"><text:span text:style-name="Source_20_Text"><text:span text:style-name="T48">echo Search($search, $string); </text:span></text:span></text:p>
      <text:p text:style-name="P7"><text:span text:style-name="Source_20_Text"><text:span text:style-name="T62">Output:</text:span></text:span></text:p>
      <text:p text:style-name="P50"><text:span text:style-name="Source_20_Text"><text:span text:style-name="T62">Found at position 11</text:span></text:span></text:p>
      <text:p text:style-name="P7"><text:span text:style-name="Source_20_Text"/></text:p>
      <text:p text:style-name="P34"/>
      <text:p text:style-name="P16"><text:span text:style-name="Strong_20_Emphasis"><text:span text:style-name="T12">Example #</text:span></text:span><text:span text:style-name="Strong_20_Emphasis"><text:span text:style-name="T13">4</text:span></text:span><text:span text:style-name="Strong_20_Emphasis"><text:span text:style-name="T12"> </text:span></text:span><text:span text:style-name="Strong_20_Emphasis"><text:span text:style-name="T14">substr(</text:span></text:span><text:span text:style-name="Strong_20_Emphasis"><text:span text:style-name="Emphasis"><text:span text:style-name="T14">string,start,length</text:span></text:span></text:span><text:span text:style-name="Strong_20_Emphasis"><text:span text:style-name="T14">) </text:span></text:span></text:p>
      <text:p text:style-name="P16"><text:span text:style-name="Source_20_Text"><text:span text:style-name="T48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16"><text:span text:style-name="Strong_20_Emphasis"><text:span text:style-name="T21"/></text:span></text:p>
      <text:p text:style-name="P18"><text:span text:style-name="Strong_20_Emphasis"><text:span text:style-name="T23">output:</text:span></text:span></text:p>
      <text:p text:style-name="P18"><text:span text:style-name="Strong_20_Emphasis"><text:span text:style-name="T23">d<text:line-break/>ello world<text:line-break/>lo world<text:line-break/>orld<text:line-break/><text:line-break/>d<text:line-break/>ello world<text:line-break/>lo world<text:line-break/>orld</text:span></text:span></text:p>
      <text:p text:style-name="P16"><text:span text:style-name="Strong_20_Emphasis"><text:span text:style-name="T21"/></text:span></text:p>
      <text:p text:style-name="P16"><text:soft-page-break/><text:span text:style-name="Strong_20_Emphasis"><text:span text:style-name="T21">&lt;</text:span></text:span><text:span text:style-name="Source_20_Text"><text:span text:style-name="T48">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17"><text:span text:style-name="Strong_20_Emphasis"><text:span text:style-name="T22">output:</text:span></text:span></text:p>
      <text:p text:style-name="P17"><text:span text:style-name="Strong_20_Emphasis"><text:span text:style-name="T22">Hello worl<text:line-break/>ello wor<text:line-break/>Hello<text:line-break/>world<text:line-break/><text:line-break/>Hello worl<text:line-break/>ello wor<text:line-break/>Hello</text:span></text:span></text:p>
      <text:p text:style-name="P21"><text:span text:style-name="Strong_20_Emphasis"><text:span text:style-name="T19">Example #</text:span></text:span><text:span text:style-name="Strong_20_Emphasis"><text:span text:style-name="T24">5</text:span></text:span><text:span text:style-name="Strong_20_Emphasis"><text:span text:style-name="T19"> </text:span></text:span><text:span text:style-name="Strong_20_Emphasis"><text:span text:style-name="T24">str_replace(‘,’,’-’,$string)</text:span></text:span></text:p>
      <text:p text:style-name="P21"><text:span text:style-name="Source_20_Text"><text:span text:style-name="T48">&lt;?php<text:line-break/>echo str_replace("world","Peter","Hello world!");<text:line-break/>?&gt;</text:span></text:span></text:p>
      <text:p text:style-name="P22"><text:span text:style-name="Source_20_Text"><text:span text:style-name="T48">AN</text:span></text:span><text:span text:style-name="Strong_20_Emphasis"><text:span text:style-name="T25">S:Hello Peter!</text:span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30"><text:span text:style-name="Strong_20_Emphasis"><text:span text:style-name="T26"/></text:span></text:p>
      <text:p text:style-name="P30"><text:span text:style-name="Strong_20_Emphasis"><text:span text:style-name="T26"/></text:span></text:p>
      <text:p text:style-name="P30"><text:span text:style-name="Strong_20_Emphasis"><text:span text:style-name="T26"/></text:span></text:p>
      <text:p text:style-name="P29"><text:soft-page-break/><text:span text:style-name="Strong_20_Emphasis"><text:span text:style-name="T15">Example #</text:span></text:span><text:span text:style-name="Strong_20_Emphasis"><text:span text:style-name="T16">6</text:span></text:span><text:span text:style-name="Strong_20_Emphasis"><text:span text:style-name="T15"> </text:span></text:span><text:span text:style-name="Strong_20_Emphasis"><text:span text:style-name="T17">String Length, Word Count, Substring Count</text:span></text:span></text:p>
      <text:p text:style-name="P29"><text:span text:style-name="Strong_20_Emphasis"><text:span text:style-name="T21"/></text:span></text:p>
      <text:p text:style-name="P39"><text:span text:style-name="Strong_20_Emphasis"><text:span text:style-name="Source_20_Text"><text:span text:style-name="T25">$str = 'The letters PHP stand for PHP: Hypertext Preprocessor.</text:span></text:span></text:span><text:span text:style-name="Source_20_Text"><text:span text:style-name="T27">PHP originally stood for Personal Home Page Tools.';</text:span></text:span><text:span text:style-name="Source_20_Text"><text:span text:style-name="T49">&lt;?php </text:span></text:span></text:p>
      <text:p text:style-name="P43"><text:span text:style-name="Source_20_Text"><text:span text:style-name="T49">// count words in the above example string</text:span></text:span></text:p>
      <text:p text:style-name="P43"><text:span text:style-name="Source_20_Text"><text:span text:style-name="T49">echo str_word_count($str); // 16 </text:span></text:span></text:p>
      <text:p text:style-name="P39"><text:span text:style-name="Source_20_Text"><text:span text:style-name="T49">?&gt;</text:span></text:span></text:p>
      <text:p text:style-name="P40"><text:span text:style-name="Source_20_Text"><text:span text:style-name="T28">=&gt;Get String Length</text:span></text:span></text:p>
      <text:p text:style-name="P41"><text:span text:style-name="Source_20_Text"><text:span text:style-name="T49">&lt;?php </text:span></text:span></text:p>
      <text:p text:style-name="P41"><text:span text:style-name="Source_20_Text"><text:span text:style-name="T49">// get length of example string</text:span></text:span></text:p>
      <text:p text:style-name="P41"><text:span text:style-name="Source_20_Text"><text:span text:style-name="T48">echo strlen($str); // 114</text:span></text:span></text:p>
      <text:p text:style-name="P40"><text:span text:style-name="Source_20_Text"><text:span text:style-name="T49">?&gt;</text:span></text:span></text:p>
      <text:p text:style-name="P42"><text:span text:style-name="Source_20_Text"><text:span text:style-name="T29">=</text:span></text:span><text:span text:style-name="Source_20_Text"><text:span text:style-name="T30">&gt;Count the Number of Words in a String</text:span></text:span></text:p>
      <text:p text:style-name="P43"><text:span text:style-name="Source_20_Text"><text:span text:style-name="T49">&lt;?php </text:span></text:span></text:p>
      <text:p text:style-name="P43"><text:span text:style-name="Source_20_Text"><text:span text:style-name="T49">// count words in the above example string</text:span></text:span></text:p>
      <text:p text:style-name="P43"><text:span text:style-name="Source_20_Text"><text:span text:style-name="T49">echo str_word_count($str); // 16 </text:span></text:span></text:p>
      <text:p text:style-name="P43"><text:span text:style-name="Source_20_Text"><text:span text:style-name="T49">?&gt; </text:span></text:span></text:p>
      <text:p text:style-name="P44"><text:span text:style-name="Source_20_Text"><text:span text:style-name="T30">=&gt;Count Substring Occurrences in String</text:span></text:span></text:p>
      <text:p text:style-name="P45"><text:span text:style-name="Source_20_Text"><text:span text:style-name="T51">&lt;?</text:span></text:span></text:p>
      <text:p text:style-name="P45"><text:span text:style-name="Source_20_Text"><text:span text:style-name="T51">php echo substr_count($str, 'PHP'); // 3 </text:span></text:span></text:p>
      <text:p text:style-name="P44"><text:span text:style-name="Source_20_Text"><text:span text:style-name="T51"><text:s text:c="2"/>?&gt;</text:span></text:span></text:p>
      <text:p text:style-name="P44"><text:span text:style-name="Source_20_Text"><text:span text:style-name="T51"/></text:span></text:p>
      <text:p text:style-name="P42"><text:span text:style-name="Source_20_Text"><text:span text:style-name="T52"/></text:span></text:p>
      <text:p text:style-name="P42"><text:soft-page-break/><text:span text:style-name="Source_20_Text"><text:span text:style-name="T50"/></text:span></text:p>
      <text:p text:style-name="P22"><text:span text:style-name="Source_20_Text"><text:span text:style-name="T48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2"><text:span text:style-name="Strong_20_Emphasis"><text:span text:style-name="T25"/></text:span></text:p>
      <text:p text:style-name="P23"><text:span text:style-name="Strong_20_Emphasis"><text:span text:style-name="T35"><text:s text:c="25"/></text:span></text:span><text:span text:style-name="Strong_20_Emphasis"><text:span text:style-name="T36"><text:s text:c="2"/>ARRAY</text:span></text:span><text:span text:style-name="Strong_20_Emphasis"><text:span text:style-name="T37">:</text:span></text:span></text:p>
      <text:p text:style-name="P24"><text:span text:style-name="Strong_20_Emphasis"><text:span text:style-name="T34">Ex-1: array_rand():</text:span></text:span></text:p>
      <text:p text:style-name="Standard"><text:span text:style-name="Strong_20_Emphasis"><text:span text:style-name="T69">// the array</text:span></text:span></text:p>
      <text:p text:style-name="Standard"><text:soft-page-break/><text:span text:style-name="Strong_20_Emphasis"><text:span text:style-name="T69">$arrX = array("Kay", "Joe","Susan", "Frank");</text:span></text:span></text:p>
      <text:p text:style-name="Standard"><text:span text:style-name="Strong_20_Emphasis"><text:span text:style-name="T69"/></text:span></text:p>
      <text:p text:style-name="Standard"><text:span text:style-name="Strong_20_Emphasis"><text:span text:style-name="T69">// get random index from array $arrX</text:span></text:span></text:p>
      <text:p text:style-name="Standard"><text:span text:style-name="Strong_20_Emphasis"><text:span text:style-name="T69">$randIndex = array_rand($arrX);</text:span></text:span></text:p>
      <text:p text:style-name="Standard"><text:span text:style-name="Strong_20_Emphasis"><text:span text:style-name="T69"/></text:span></text:p>
      <text:p text:style-name="Standard"><text:span text:style-name="Strong_20_Emphasis"><text:span text:style-name="T69">// output the value for the random index</text:span></text:span></text:p>
      <text:p text:style-name="Standard"><text:span text:style-name="Strong_20_Emphasis"><text:span text:style-name="T69">echo $arrX[$randIndex];</text:span></text:span></text:p>
      <text:p text:style-name="Standard"><text:span text:style-name="Strong_20_Emphasis"><text:span text:style-name="T69"/></text:span></text:p>
      <text:p text:style-name="Standard"><text:span text:style-name="Strong_20_Emphasis"><text:span text:style-name="T69">$randI = array_rand($arrX,2);</text:span></text:span></text:p>
      <text:p text:style-name="Standard"><text:span text:style-name="Strong_20_Emphasis"><text:span text:style-name="T69">echo "&lt;br&gt;&lt;br&gt;";</text:span></text:span></text:p>
      <text:p text:style-name="Standard"><text:span text:style-name="Strong_20_Emphasis"><text:span text:style-name="T69">echo "random 1:: ".$arrX[$randI[0]]."&lt;br&gt;";</text:span></text:span></text:p>
      <text:p text:style-name="Standard"><text:span text:style-name="Strong_20_Emphasis"><text:span text:style-name="T69">echo "random 2 ::".$arrX[$randI[1]]."&lt;br&gt;";</text:span></text:span></text:p>
      <text:p text:style-name="Standard"><text:span text:style-name="Strong_20_Emphasis"><text:span text:style-name="T66"/></text:span></text:p>
      <text:p text:style-name="P27"><text:span text:style-name="Strong_20_Emphasis"><text:span text:style-name="T38">Ex-</text:span></text:span><text:span text:style-name="Strong_20_Emphasis"><text:span text:style-name="T39">2</text:span></text:span><text:span text:style-name="Strong_20_Emphasis"><text:span text:style-name="T38">: array_</text:span></text:span><text:span text:style-name="Strong_20_Emphasis"><text:span text:style-name="T39">push</text:span></text:span><text:span text:style-name="Strong_20_Emphasis"><text:span text:style-name="T38">(): </text:span></text:span></text:p>
      <text:p text:style-name="P47"><text:span text:style-name="Strong_20_Emphasis"><text:span text:style-name="T43">Syntax: </text:span></text:span><text:span text:style-name="T3">array_push(array_name, value1, value2...)</text:span></text:p>
      <text:p text:style-name="P47"><text:span text:style-name="Strong_20_Emphasis"><text:span text:style-name="T43">Example:</text:span></text:span></text:p>
      <text:p text:style-name="Preformatted_20_Text"><text:span text:style-name="Source_20_Text"><text:span text:style-name="T87">&lt;?php</text:span></text:span></text:p>
      <text:p text:style-name="Preformatted_20_Text"><text:span text:style-name="Source_20_Text"><text:span text:style-name="T87">$array1= array('Mathematics','Physics');</text:span></text:span></text:p>
      <text:p text:style-name="Preformatted_20_Text"><text:span text:style-name="Source_20_Text"><text:span text:style-name="T87">array_push($array1,'Chemistry','Biology');</text:span></text:span></text:p>
      <text:p text:style-name="Preformatted_20_Text"><text:span text:style-name="Source_20_Text"><text:span text:style-name="T87">print_r($array1);</text:span></text:span></text:p>
      <text:p text:style-name="P31"><text:span text:style-name="Source_20_Text"><text:span text:style-name="T88">?</text:span></text:span><text:span text:style-name="Source_20_Text"><text:span text:style-name="T89">&gt;</text:span></text:span></text:p>
      <text:p text:style-name="P28"><text:span text:style-name="Strong_20_Emphasis"><text:span text:style-name="T38">Ex-</text:span></text:span><text:span text:style-name="Strong_20_Emphasis"><text:span text:style-name="T40">3</text:span></text:span><text:span text:style-name="Strong_20_Emphasis"><text:span text:style-name="T38">: </text:span></text:span><text:span text:style-name="Strong_20_Emphasis"><text:span text:style-name="T41">in_array</text:span></text:span><text:span text:style-name="Strong_20_Emphasis"><text:span text:style-name="T38">(): </text:span></text:span></text:p>
      <text:p text:style-name="Standard"><text:span text:style-name="Strong_20_Emphasis"><text:span text:style-name="T66"/></text:span></text:p>
      <text:p text:style-name="Text_20_body"><text:span text:style-name="Strong_20_Emphasis"><text:span text:style-name="T63">Syntax: </text:span></text:span><text:span text:style-name="Strong_20_Emphasis"><text:span text:style-name="T66"><text:s/></text:span></text:span><text:span text:style-name="T3">in_array(search_value, array_name, mode) </text:span></text:p>
      <text:p text:style-name="Standard"><text:span text:style-name="Strong_20_Emphasis"><text:span text:style-name="T66"/></text:span></text:p>
      <text:p text:style-name="Text_20_body"><text:span text:style-name="Strong_20_Emphasis"><text:span text:style-name="T66">Example:</text:span></text:span></text:p>
      <text:p text:style-name="Preformatted_20_Text"><text:span text:style-name="Source_20_Text"><text:span text:style-name="T87">&lt;?php</text:span></text:span></text:p>
      <text:p text:style-name="Preformatted_20_Text"><text:span text:style-name="Source_20_Text"><text:span text:style-name="T87">$number_list = <text:s/>array('16.10', '22.0', '33.45', '45.45');</text:span></text:span></text:p>
      <text:p text:style-name="Preformatted_20_Text"><text:span text:style-name="Source_20_Text"><text:span text:style-name="T87">if (in_array(22.0, $number_list))</text:span></text:span></text:p>
      <text:p text:style-name="Preformatted_20_Text"><text:span text:style-name="Source_20_Text"><text:span text:style-name="T87">{</text:span></text:span></text:p>
      <text:p text:style-name="Preformatted_20_Text"><text:span text:style-name="Source_20_Text"><text:span text:style-name="T87">echo "'22.0' found in the array";</text:span></text:span></text:p>
      <text:p text:style-name="Preformatted_20_Text"><text:span text:style-name="Source_20_Text"><text:span text:style-name="T87">}</text:span></text:span></text:p>
      <text:p text:style-name="P31"><text:span text:style-name="Source_20_Text"><text:span text:style-name="T88">?&gt;</text:span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P15"><text:soft-page-break/><text:span text:style-name="Strong_20_Emphasis"><text:span text:style-name="T71"><text:s text:c="12"/></text:span></text:span><text:span text:style-name="Strong_20_Emphasis"><text:span text:style-name="T73">JSON endcode and Decode</text:span></text:span></text:p>
      <text:p text:style-name="P15"><text:span text:style-name="Strong_20_Emphasis"><text:span text:style-name="T73"/></text:span></text:p>
      <text:h text:style-name="P56" text:outline-level="2"><text:span text:style-name="Strong_20_Emphasis"><text:span text:style-name="T73">Encoding JSON Data in PHP</text:span></text:span></text:h>
      <text:p text:style-name="P52"><text:span text:style-name="Strong_20_Emphasis"><text:span text:style-name="T82">Url: https://www.tutorialrepublic.com/php-tutorial/php-json-parsing.php</text:span></text:span></text:p>
      <text:h text:style-name="P57" text:outline-level="4"><text:span text:style-name="Strong_20_Emphasis"><text:span text:style-name="T73">Example</text:span></text:span><text:span text:style-name="Strong_20_Emphasis"><text:span text:style-name="T74">1:</text:span></text:span></text:h>
      <text:p text:style-name="Text_20_body"><text:a xlink:type="simple" xlink:href="https://www.tutorialrepublic.com/codelab.php?topic=php&amp;file=json-encode-php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91">&lt;?php</text:span></text:span></text:p>
      <text:p text:style-name="Preformatted_20_Text"><text:span text:style-name="Source_20_Text"><text:span text:style-name="T91">// An associative array</text:span></text:span></text:p>
      <text:p text:style-name="Preformatted_20_Text"><text:span text:style-name="Source_20_Text"><text:span text:style-name="T91">$marks = array("Peter"=&gt;65, "Harry"=&gt;80, "John"=&gt;78, "Clark"=&gt;90);</text:span></text:span></text:p>
      <text:p text:style-name="Preformatted_20_Text"><text:span text:style-name="Source_20_Text"><text:span text:style-name="T91"><text:s/></text:span></text:span></text:p>
      <text:p text:style-name="Preformatted_20_Text"><text:span text:style-name="Source_20_Text"><text:span text:style-name="T91">echo json_encode($marks);</text:span></text:span></text:p>
      <text:p text:style-name="P31"><text:span text:style-name="Source_20_Text"><text:span text:style-name="T91">?&gt;</text:span></text:span></text:p>
      <text:p text:style-name="P46"><text:span text:style-name="Source_20_Text"><text:span text:style-name="T90">The output of the above example will look like this:</text:span></text:span></text:p>
      <text:p text:style-name="P53"><text:span text:style-name="Source_20_Text"><text:span text:style-name="T90">{"Peter":65,"Harry":80,"John":78,"Clark":90} </text:span></text:span></text:p>
      <text:p text:style-name="P53"><text:span text:style-name="Source_20_Text"><text:span text:style-name="T95"/></text:span></text:p>
      <text:h text:style-name="P55" text:outline-level="4"><text:span text:style-name="Source_20_Text"><text:span text:style-name="T8">Example</text:span></text:span><text:span text:style-name="Source_20_Text"><text:span text:style-name="T9">2:</text:span></text:span></text:h>
      <text:p text:style-name="Text_20_body"><text:a xlink:type="simple" xlink:href="https://www.tutorialrepublic.com/codelab.php?topic=php&amp;file=json-encode-php-indexed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91">&lt;?php</text:span></text:span></text:p>
      <text:p text:style-name="Preformatted_20_Text"><text:span text:style-name="Source_20_Text"><text:span text:style-name="T91">// An indexed array</text:span></text:span></text:p>
      <text:p text:style-name="Preformatted_20_Text"><text:span text:style-name="Source_20_Text"><text:span text:style-name="T91">$colors = array("Red", "Green", "Blue", "Orange", "Yellow");</text:span></text:span></text:p>
      <text:p text:style-name="Preformatted_20_Text"><text:span text:style-name="Source_20_Text"><text:span text:style-name="T91"><text:s/></text:span></text:span></text:p>
      <text:p text:style-name="Preformatted_20_Text"><text:span text:style-name="Source_20_Text"><text:span text:style-name="T91">echo json_encode($colors);</text:span></text:span></text:p>
      <text:p text:style-name="P31"><text:span text:style-name="Source_20_Text"><text:span text:style-name="T91">?&gt;</text:span></text:span></text:p>
      <text:p text:style-name="P53"><text:span text:style-name="Source_20_Text"><text:span text:style-name="T90">The output of the above example will look like this:</text:span></text:span></text:p>
      <text:p text:style-name="P53"><text:span text:style-name="Source_20_Text"><text:span text:style-name="T90">["Red","Green","Blue","Orange","Yellow"] </text:span></text:span></text:p>
      <text:p text:style-name="P53"><text:span text:style-name="Source_20_Text"><text:span text:style-name="T95"/></text:span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P48" text:outline-level="2"><text:span text:style-name="Source_20_Text"><text:span text:style-name="T10">Decoding JSON Data in PHP:</text:span></text:span></text:h>
      <text:h text:style-name="P57" text:outline-level="4"><text:span text:style-name="Strong_20_Emphasis"><text:span text:style-name="T64">Example</text:span></text:span><text:span text:style-name="Strong_20_Emphasis"><text:span text:style-name="T65">1:</text:span></text:span></text:h>
      <text:p text:style-name="Text_20_body"><text:a xlink:type="simple" xlink:href="https://www.tutorialrepublic.com/codelab.php?topic=php&amp;file=decode-json-object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91">&lt;?php</text:span></text:span></text:p>
      <text:p text:style-name="Preformatted_20_Text"><text:span text:style-name="Source_20_Text"><text:span text:style-name="T91">// Store JSON data in a PHP variable</text:span></text:span></text:p>
      <text:p text:style-name="Preformatted_20_Text"><text:span text:style-name="Source_20_Text"><text:span text:style-name="T91">$json = '{"Peter":65,"Harry":80,"John":78,"Clark":90}';</text:span></text:span></text:p>
      <text:p text:style-name="Preformatted_20_Text"><text:span text:style-name="Source_20_Text"><text:span text:style-name="T91"><text:s/></text:span></text:span></text:p>
      <text:p text:style-name="Preformatted_20_Text"><text:span text:style-name="Source_20_Text"><text:span text:style-name="T91">var_dump(json_decode($json));</text:span></text:span></text:p>
      <text:p text:style-name="P31"><text:span text:style-name="Source_20_Text"><text:span text:style-name="T91">?&gt;</text:span></text:span></text:p>
      <text:p text:style-name="P51"><text:span text:style-name="Source_20_Text"><text:span text:style-name="T92">The output of the above example will look something like this:</text:span></text:span></text:p>
      <text:p text:style-name="P53"><text:span text:style-name="Source_20_Text"><text:span text:style-name="T90">object(stdClass)#1 (4) { ["Peter"]=&gt; int(65) ["Harry"]=&gt; int(80) ["John"]=&gt; int(78) ["Clark"]=&gt; int(90) }</text:span></text:span></text:p>
      <text:h text:style-name="P57" text:outline-level="4"><text:span text:style-name="Strong_20_Emphasis"><text:span text:style-name="T73">Example</text:span></text:span><text:span text:style-name="Strong_20_Emphasis"><text:span text:style-name="T75">2:</text:span></text:span></text:h>
      <text:p text:style-name="Text_20_body"><text:a xlink:type="simple" xlink:href="https://www.tutorialrepublic.com/codelab.php?topic=php&amp;file=decode-json-object-to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91">&lt;?php</text:span></text:span></text:p>
      <text:p text:style-name="Preformatted_20_Text"><text:span text:style-name="Source_20_Text"><text:span text:style-name="T91">// Store JSON data in a PHP variable</text:span></text:span></text:p>
      <text:p text:style-name="Preformatted_20_Text"><text:span text:style-name="Source_20_Text"><text:span text:style-name="T91">$json = '{"Peter":65,"Harry":80,"John":78,"Clark":90}';</text:span></text:span></text:p>
      <text:p text:style-name="Preformatted_20_Text"><text:span text:style-name="Source_20_Text"><text:span text:style-name="T91"><text:s/></text:span></text:span></text:p>
      <text:p text:style-name="Preformatted_20_Text"><text:span text:style-name="Source_20_Text"><text:span text:style-name="T91">var_dump(json_decode($json, true));</text:span></text:span></text:p>
      <text:p text:style-name="P31"><text:span text:style-name="Source_20_Text"><text:span text:style-name="T91">?&gt;</text:span></text:span></text:p>
      <text:p text:style-name="P46"><text:span text:style-name="Source_20_Text"><text:span text:style-name="T90">The output of the above example will look something like this:</text:span></text:span></text:p>
      <text:p text:style-name="P54"><text:span text:style-name="Source_20_Text"><text:span text:style-name="T90">array(4) { ["Peter"]=&gt; int(65) ["Harry"]=&gt; int(80) ["John"]=&gt; int(78) ["Clark"]=&gt; int(90) }</text:span></text:span></text:p>
      <text:p text:style-name="P31"><text:span text:style-name="Source_20_Text"><text:span text:style-name="T95"/></text:span></text:p>
      <text:p text:style-name="P15"><text:span text:style-name="Strong_20_Emphasis"><text:span text:style-name="T73"/></text:span></text:p>
      <text:p text:style-name="Standard"><text:span text:style-name="Strong_20_Emphasis"><text:span text:style-name="T69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oft-page-break/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6"/></text:span></text:p>
      <text:p text:style-name="Standard"><text:span text:style-name="Strong_20_Emphasis"><text:span text:style-name="T67"/></text:span></text:p>
      <text:p text:style-name="Standard"><text:span text:style-name="Strong_20_Emphasis"><text:span text:style-name="T67"/></text:span></text:p>
      <text:p text:style-name="Standard"><text:span text:style-name="Strong_20_Emphasis"><text:span text:style-name="T67"/></text:span></text:p>
      <text:p text:style-name="Standard"><text:span text:style-name="Strong_20_Emphasis"><text:span text:style-name="T67"/></text:span></text:p>
      <text:p text:style-name="P10"><text:span text:style-name="Strong_20_Emphasis"><text:span text:style-name="T67"/></text:span></text:p>
      <text:p text:style-name="Standard"><text:span text:style-name="Strong_20_Emphasis"><text:span text:style-name="T77"><text:s/></text:span></text:span><text:span text:style-name="Strong_20_Emphasis"><text:span text:style-name="T76">Super Global Variabl $_SERVER[]</text:span></text:span></text:p>
      <text:p text:style-name="Standard"><text:span text:style-name="Strong_20_Emphasis"><text:span text:style-name="T76"/></text:span></text:p>
      <text:p text:style-name="P10"><text:span text:style-name="Strong_20_Emphasis"><text:span text:style-name="T72">…………………………. LINK …………………………………….. OR</text:span></text:span></text:p>
      <text:p text:style-name="P10"><text:span text:style-name="Strong_20_Emphasis"><text:span text:style-name="T72">…… $_SERVER[SCRIPT_FILENAME]………….. OR __FILE__</text:span></text:span></text:p>
      <text:p text:style-name="P25"><text:a xlink:type="simple" xlink:href="https://abcd/dfd/eerer/google.com" text:style-name="Internet_20_link" text:visited-style-name="Visited_20_Internet_20_Link"><text:span text:style-name="Strong_20_Emphasis"><text:span text:style-name="T42">https://abcd/dfd/eerer/google.com</text:span></text:span></text:a></text:p>
      <text:p text:style-name="P25"><text:span text:style-name="Strong_20_Emphasis"><text:span text:style-name="T42">………….dirname()……………...|...basename()…..</text:span></text:span></text:p>
      <text:p text:style-name="P26"><text:span text:style-name="Strong_20_Emphasis"><text:span text:style-name="T44">** basename(‘google.com’,’.com’); remove .com</text:span></text:span></text:p>
      <text:p text:style-name="Standard"><text:span text:style-name="Strong_20_Emphasis"><text:span text:style-name="T68"/></text:span></text:p>
      <text:p text:style-name="P12"><text:span text:style-name="Strong_20_Emphasis"><text:span text:style-name="T70">Exmaple1: how to get basename into url?</text:span></text:span></text:p>
      <text:p text:style-name="P12"><text:span text:style-name="Strong_20_Emphasis"><text:span text:style-name="T70"/></text:span></text:p>
      <text:p text:style-name="P12"><text:span text:style-name="Strong_20_Emphasis"><text:span text:style-name="T81">$fullUrl = $_SERVER[‘SCRIPT_FILENAME’];</text:span></text:span></text:p>
      <text:p text:style-name="P12"><text:span text:style-name="Strong_20_Emphasis"><text:span text:style-name="T81">$basename = basename($fullUrl,’.php’);</text:span></text:span></text:p>
      <text:p text:style-name="P12"><text:span text:style-name="Strong_20_Emphasis"><text:span text:style-name="T81"/></text:span></text:p>
      <text:p text:style-name="P13"><text:soft-page-break/><text:span text:style-name="Strong_20_Emphasis"><text:span text:style-name="T78">Exmaple</text:span></text:span><text:span text:style-name="Strong_20_Emphasis"><text:span text:style-name="T79">2</text:span></text:span><text:span text:style-name="Strong_20_Emphasis"><text:span text:style-name="T78">: how to get </text:span></text:span><text:span text:style-name="Strong_20_Emphasis"><text:span text:style-name="T79">dirname</text:span></text:span><text:span text:style-name="Strong_20_Emphasis"><text:span text:style-name="T78"> into url?</text:span></text:span></text:p>
      <text:p text:style-name="P13"><text:span text:style-name="Strong_20_Emphasis"><text:span text:style-name="T78"/></text:span></text:p>
      <text:p text:style-name="P14"><text:span text:style-name="Strong_20_Emphasis"><text:span text:style-name="T80"/></text:span></text:p>
      <text:p text:style-name="P14"><text:span text:style-name="Strong_20_Emphasis"><text:span text:style-name="T80">$filePath = realpath(dirname(__FILE__));</text:span></text:span></text:p>
      <text:p text:style-name="P14"><text:span text:style-name="Strong_20_Emphasis"><text:span text:style-name="T80">include($filePath.’/../abc/def/zyx.php’);</text:span></text:span></text:p>
      <text:p text:style-name="P14"><text:span text:style-name="Strong_20_Emphasis"><text:span text:style-name="T86"/></text:span></text:p>
      <text:p text:style-name="P10"><text:span text:style-name="Strong_20_Emphasis"><text:span text:style-name="T85"/></text:span></text:p>
      <text:p text:style-name="P10"><text:span text:style-name="Strong_20_Emphasis"><text:span text:style-name="T85"/></text:span></text:p>
      <text:p text:style-name="P10"><text:span text:style-name="Strong_20_Emphasis"><text:span text:style-name="T85"/></text:span></text:p>
      <text:p text:style-name="P10"><text:span text:style-name="Strong_20_Emphasis"><text:span text:style-name="T85"/></text:span></text:p>
      <text:p text:style-name="P8"><text:s text:c="24"/></text:p>
      <text:p text:style-name="P9">Update: date:</text:p>
      <text:p text:style-name="P9">* <text:span text:style-name="T98">27</text:span>/07/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07-27T18:24:31.085784904</dc:date>
    <meta:editing-duration>PT22H2M47S</meta:editing-duration>
    <meta:editing-cycles>82</meta:editing-cycles>
    <meta:generator>LibreOffice/5.1.6.2$Linux_X86_64 LibreOffice_project/10m0$Build-2</meta:generator>
    <meta:document-statistic meta:table-count="0" meta:image-count="0" meta:object-count="0" meta:page-count="11" meta:paragraph-count="181" meta:word-count="716" meta:character-count="5859" meta:non-whitespace-character-count="5042"/>
  </office:meta>
</office:document-meta>
</file>